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7f26b" officeooo:paragraph-rsid="0017f26b"/>
    </style:style>
    <style:style style:name="P2" style:family="paragraph" style:parent-style-name="Heading_20_1">
      <style:text-properties officeooo:rsid="0018a5ad" officeooo:paragraph-rsid="0018a5ad"/>
    </style:style>
    <style:style style:name="P3" style:family="paragraph" style:parent-style-name="Heading_20_1">
      <style:text-properties officeooo:rsid="0018bfc5" officeooo:paragraph-rsid="0018bfc5"/>
    </style:style>
    <style:style style:name="P4" style:family="paragraph" style:parent-style-name="Text_20_body">
      <style:text-properties officeooo:rsid="0017f26b" officeooo:paragraph-rsid="0017f26b"/>
    </style:style>
    <style:style style:name="P5" style:family="paragraph" style:parent-style-name="Text_20_body">
      <style:text-properties officeooo:rsid="0018a5ad" officeooo:paragraph-rsid="0018a5ad"/>
    </style:style>
    <style:style style:name="P6" style:family="paragraph" style:parent-style-name="Text_20_body">
      <style:text-properties officeooo:paragraph-rsid="0018a5ad"/>
    </style:style>
    <style:style style:name="P7" style:family="paragraph" style:parent-style-name="Text_20_body">
      <style:text-properties officeooo:rsid="0018bfc5" officeooo:paragraph-rsid="0018bfc5"/>
    </style:style>
    <style:style style:name="P8" style:family="paragraph" style:parent-style-name="Text_20_body">
      <style:text-properties fo:font-style="normal" officeooo:rsid="0018bfc5" officeooo:paragraph-rsid="0018bfc5" style:font-style-asian="normal" style:font-style-complex="normal"/>
    </style:style>
    <style:style style:name="P9" style:family="paragraph" style:parent-style-name="Text_20_body">
      <style:text-properties officeooo:rsid="001998e4" officeooo:paragraph-rsid="001998e4"/>
    </style:style>
    <style:style style:name="T1" style:family="text">
      <style:text-properties officeooo:rsid="0018a5a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jercicio 1</text:h>
      <text:p text:style-name="P4">La encapsulación se implementa por medio de las clases, de manera que los métodos y atributos se agrupan en un bloque.</text:p>
      <text:h text:style-name="P1" text:outline-level="1">Ejercicio 2</text:h>
      <text:p text:style-name="P4">En las clases, la ocultación de información la permite los lados ‘Público’ y ‘Privado’ de ella, de manera que los atributos y métodos del lado privado no son accesibles desde fuera de la clase.</text:p>
      <text:h text:style-name="P1" text:outline-level="1">Ejercicio 3</text:h>
      <text:p text:style-name="P4">El programa daría un error de compilación, ya que el objeto c se ha declarado como constante, mientras que el método mostrar() no es const.</text:p>
      <text:h text:style-name="P1" text:outline-level="1">Ejercicio 4</text:h>
      <text:p text:style-name="P5">En la función f1, que es const, estás intentando modificar un atributo que no es mutable (l). Esto dará un error de compilación.</text:p>
      <text:p text:style-name="P9">En la funcion f3, no puedes acceder al atributo no estático ‘l’, ya que f3 e un método estático. Los estáticos son comunes a todas las clases, y entonces estás intentando coger un l genérico que no existe, pues es único para cada objeto.</text:p>
      <text:h text:style-name="P2" text:outline-level="1">Ejercicio 5</text:h>
      <text:p text:style-name="P6"><text:span text:style-name="T1">No se puede acceder a un atributo estático de la forma c.n. Se debe acceder de la forma C::n, como que es el n genérico de ‘todos’ los objetos de esa clase, no desde una instancia específica de ella.</text:span></text:p>
      <text:h text:style-name="P3" text:outline-level="1">Ejercicio 6</text:h>
      <text:p text:style-name="P7">Interna: <text:span text:style-name="T2">C operator +(const C&amp; c);</text:span></text:p>
      <text:p text:style-name="P8">Externa: <text:span text:style-name="T2">friend C operator +(const C&amp; c1, const C&amp; c2);</text:span></text:p>
      <text:p text:style-name="P8"/>
      <text:p text:style-name="P8">Texto de ejemplo:</text:p>
      <text:p text:style-name="P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1:42:40.851490830</meta:creation-date>
    <dc:date>2022-03-15T12:24:56.663485104</dc:date>
    <meta:editing-duration>PT55S</meta:editing-duration>
    <meta:editing-cycles>1</meta:editing-cycles>
    <meta:document-statistic meta:table-count="0" meta:image-count="0" meta:object-count="0" meta:page-count="1" meta:paragraph-count="16" meta:word-count="217" meta:character-count="1187" meta:non-whitespace-character-count="984"/>
    <meta:generator>LibreOffice/6.4.7.2$Linux_X86_64 LibreOffice_project/40$Build-2</meta:generator>
  </office:meta>
</office:document-meta>
</file>